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36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14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9999ff"/>
    </style:style>
    <style:style style:name="ce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aea79f"/>
    </style:style>
    <style:style style:name="ce9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1" style:family="table-cell" style:parent-style-name="Default">
      <style:table-cell-properties fo:background-color="#ffd320"/>
    </style:style>
    <style:style style:name="ce12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w-vs-speed" table:style-name="ta1">
        <table:shapes>
          <draw:frame draw:z-index="0" draw:style-name="gr1" draw:text-style-name="P1" svg:width="453.51pt" svg:height="255.09pt" svg:x="0pt" svg:y="2651.67pt">
            <loext:p draw:notify-on-update-of-ranges="'pw-vs-speed'.A3:'pw-vs-speed'.A204 'pw-vs-speed'.B3:'pw-vs-speed'.B2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1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Full Battery &amp; No-Load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ecord 2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ecord 3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Pulse Width (us)</text:p>
          </table:table-cell>
          <table:table-cell table:style-name="ce5" office:value-type="string" calcext:value-type="string">
            <text:p>Speed (m/s)</text:p>
          </table:table-cell>
          <table:table-cell table:style-name="ce8" office:value-type="string" calcext:value-type="string">
            <text:p>Pulse Count</text:p>
          </table:table-cell>
          <table:table-cell/>
          <table:table-cell table:style-name="ce2" office:value-type="string" calcext:value-type="string">
            <text:p>Pulse Width (us)</text:p>
          </table:table-cell>
          <table:table-cell table:style-name="ce5" office:value-type="string" calcext:value-type="string">
            <text:p>Speed (m/s)</text:p>
          </table:table-cell>
          <table:table-cell table:style-name="ce8" office:value-type="string" calcext:value-type="string">
            <text:p>Pulse Count</text:p>
          </table:table-cell>
          <table:table-cell/>
          <table:table-cell table:style-name="ce2" office:value-type="string" calcext:value-type="string">
            <text:p>Pulse Width (us)</text:p>
          </table:table-cell>
          <table:table-cell table:style-name="ce5" office:value-type="string" calcext:value-type="string">
            <text:p>Speed (m/s)</text:p>
          </table:table-cell>
          <table:table-cell table:style-name="ce8" office:value-type="string" calcext:value-type="string">
            <text:p>Pulse Count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95" calcext:value-type="float">
            <text:p>14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95" calcext:value-type="float">
            <text:p>1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90" calcext:value-type="float">
            <text:p>14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90" calcext:value-type="float">
            <text:p>14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85" calcext:value-type="float">
            <text:p>14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85" calcext:value-type="float">
            <text:p>14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80" calcext:value-type="float">
            <text:p>14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80" calcext:value-type="float">
            <text:p>14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75" calcext:value-type="float">
            <text:p>14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75" calcext:value-type="float">
            <text:p>1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65" calcext:value-type="float">
            <text:p>1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65" calcext:value-type="float">
            <text:p>1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55" calcext:value-type="float">
            <text:p>14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55" calcext:value-type="float">
            <text:p>1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5" calcext:value-type="float">
            <text:p>14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5" calcext:value-type="float">
            <text:p>14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0" calcext:value-type="float">
            <text:p>14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0" calcext:value-type="float">
            <text:p>1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35" calcext:value-type="float">
            <text:p>14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35" calcext:value-type="float">
            <text:p>1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30" calcext:value-type="float">
            <text:p>14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30" calcext:value-type="float">
            <text:p>14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25" calcext:value-type="float">
            <text:p>14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25" calcext:value-type="float">
            <text:p>14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15" calcext:value-type="float">
            <text:p>1415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15" calcext:value-type="float">
            <text:p>1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10" calcext:value-type="float">
            <text:p>14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10" calcext:value-type="float">
            <text:p>14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05" calcext:value-type="float">
            <text:p>14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05" calcext:value-type="float">
            <text:p>14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95" calcext:value-type="float">
            <text:p>13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95" calcext:value-type="float">
            <text:p>1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85" calcext:value-type="float">
            <text:p>13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85" calcext:value-type="float">
            <text:p>1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80" calcext:value-type="float">
            <text:p>13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80" calcext:value-type="float">
            <text:p>13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75" calcext:value-type="float">
            <text:p>13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75" calcext:value-type="float">
            <text:p>1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.98" calcext:value-type="float">
            <text:p>0.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.98" calcext:value-type="float">
            <text:p>0.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5" calcext:value-type="float">
            <text:p>13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65" calcext:value-type="float">
            <text:p>1365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.31" calcext:value-type="float">
            <text:p>1.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0" calcext:value-type="float">
            <text:p>1360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60" calcext:value-type="float">
            <text:p>1360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.63" calcext:value-type="float">
            <text:p>1.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55" calcext:value-type="float">
            <text:p>1355</text:p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55" calcext:value-type="float">
            <text:p>1355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.96" calcext:value-type="float">
            <text:p>1.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.96" calcext:value-type="float">
            <text:p>1.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45" calcext:value-type="float">
            <text:p>1345</text:p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45" calcext:value-type="float">
            <text:p>1345</text:p>
          </table:table-cell>
          <table:table-cell office:value-type="float" office:value="0.98" calcext:value-type="float">
            <text:p>0.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.96" calcext:value-type="float">
            <text:p>1.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40" calcext:value-type="float">
            <text:p>1340</text:p>
          </table:table-cell>
          <table:table-cell office:value-type="float" office:value="0.98" calcext:value-type="float">
            <text:p>0.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40" calcext:value-type="float">
            <text:p>1340</text:p>
          </table:table-cell>
          <table:table-cell office:value-type="float" office:value="0.98" calcext:value-type="float">
            <text:p>0.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2.61" calcext:value-type="float">
            <text:p>2.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35" calcext:value-type="float">
            <text:p>1335</text:p>
          </table:table-cell>
          <table:table-cell office:value-type="float" office:value="0.98" calcext:value-type="float">
            <text:p>0.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35" calcext:value-type="float">
            <text:p>1335</text:p>
          </table:table-cell>
          <table:table-cell office:value-type="float" office:value="1.63" calcext:value-type="float">
            <text:p>1.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2.61" calcext:value-type="float">
            <text:p>2.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30" calcext:value-type="float">
            <text:p>1330</text:p>
          </table:table-cell>
          <table:table-cell office:value-type="float" office:value="1.31" calcext:value-type="float">
            <text:p>1.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30" calcext:value-type="float">
            <text:p>1330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.94" calcext:value-type="float">
            <text:p>2.9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1.63" calcext:value-type="float">
            <text:p>1.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1.96" calcext:value-type="float">
            <text:p>1.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.94" calcext:value-type="float">
            <text:p>2.9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20" calcext:value-type="float">
            <text:p>1320</text:p>
          </table:table-cell>
          <table:table-cell office:value-type="float" office:value="1.63" calcext:value-type="float">
            <text:p>1.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20" calcext:value-type="float">
            <text:p>1320</text:p>
          </table:table-cell>
          <table:table-cell office:value-type="float" office:value="1.96" calcext:value-type="float">
            <text:p>1.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3.26" calcext:value-type="float">
            <text:p>3.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1.96" calcext:value-type="float">
            <text:p>1.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.29" calcext:value-type="float">
            <text:p>2.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.59" calcext:value-type="float">
            <text:p>3.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10" calcext:value-type="float">
            <text:p>1310</text:p>
          </table:table-cell>
          <table:table-cell office:value-type="float" office:value="2.29" calcext:value-type="float">
            <text:p>2.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10" calcext:value-type="float">
            <text:p>1310</text:p>
          </table:table-cell>
          <table:table-cell office:value-type="float" office:value="2.61" calcext:value-type="float">
            <text:p>2.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.59" calcext:value-type="float">
            <text:p>3.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2.28" calcext:value-type="float">
            <text:p>2.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2.61" calcext:value-type="float">
            <text:p>2.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.91" calcext:value-type="float">
            <text:p>3.9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2.29" calcext:value-type="float">
            <text:p>2.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2.61" calcext:value-type="float">
            <text:p>2.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3.92" calcext:value-type="float">
            <text:p>3.9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float" office:value="2.94" calcext:value-type="float">
            <text:p>2.9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float" office:value="2.94" calcext:value-type="float">
            <text:p>2.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4.25" calcext:value-type="float">
            <text:p>4.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float" office:value="2.61" calcext:value-type="float">
            <text:p>2.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float" office:value="3.26" calcext:value-type="float">
            <text:p>3.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4.24" calcext:value-type="float">
            <text:p>4.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2.94" calcext:value-type="float">
            <text:p>2.9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3.27" calcext:value-type="float">
            <text:p>3.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.56" calcext:value-type="float">
            <text:p>4.5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3.26" calcext:value-type="float">
            <text:p>3.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3.59" calcext:value-type="float">
            <text:p>3.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4.89" calcext:value-type="float">
            <text:p>4.8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float" office:value="3.59" calcext:value-type="float">
            <text:p>3.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float" office:value="3.59" calcext:value-type="float">
            <text:p>3.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.9" calcext:value-type="float">
            <text:p>4.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3.26" calcext:value-type="float">
            <text:p>3.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3.59" calcext:value-type="float">
            <text:p>3.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4.9" calcext:value-type="float">
            <text:p>4.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3.91" calcext:value-type="float">
            <text:p>3.9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3.92" calcext:value-type="float">
            <text:p>3.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5.54" calcext:value-type="float">
            <text:p>5.5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60" calcext:value-type="float">
            <text:p>1260</text:p>
          </table:table-cell>
          <table:table-cell office:value-type="float" office:value="3.59" calcext:value-type="float">
            <text:p>3.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60" calcext:value-type="float">
            <text:p>1260</text:p>
          </table:table-cell>
          <table:table-cell office:value-type="float" office:value="4.25" calcext:value-type="float">
            <text:p>4.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5.22" calcext:value-type="float">
            <text:p>5.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float" office:value="3.92" calcext:value-type="float">
            <text:p>3.9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float" office:value="4.24" calcext:value-type="float">
            <text:p>4.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.55" calcext:value-type="float">
            <text:p>5.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4.24" calcext:value-type="float">
            <text:p>4.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4.24" calcext:value-type="float">
            <text:p>4.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5.87" calcext:value-type="float">
            <text:p>5.8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float" office:value="4.25" calcext:value-type="float">
            <text:p>4.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float" office:value="4.57" calcext:value-type="float">
            <text:p>4.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5.55" calcext:value-type="float">
            <text:p>5.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40" calcext:value-type="float">
            <text:p>1240</text:p>
          </table:table-cell>
          <table:table-cell office:value-type="float" office:value="4.25" calcext:value-type="float">
            <text:p>4.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40" calcext:value-type="float">
            <text:p>1240</text:p>
          </table:table-cell>
          <table:table-cell office:value-type="float" office:value="4.9" calcext:value-type="float">
            <text:p>4.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.2" calcext:value-type="float">
            <text:p>6.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4.57" calcext:value-type="float">
            <text:p>4.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4.57" calcext:value-type="float">
            <text:p>4.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5.87" calcext:value-type="float">
            <text:p>5.8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4.9" calcext:value-type="float">
            <text:p>4.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4.9" calcext:value-type="float">
            <text:p>4.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.2" calcext:value-type="float">
            <text:p>6.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float" office:value="4.57" calcext:value-type="float">
            <text:p>4.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float" office:value="5.22" calcext:value-type="float">
            <text:p>5.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.2" calcext:value-type="float">
            <text:p>6.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4.89" calcext:value-type="float">
            <text:p>4.8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5.22" calcext:value-type="float">
            <text:p>5.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.53" calcext:value-type="float">
            <text:p>6.5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float" office:value="5.22" calcext:value-type="float">
            <text:p>5.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float" office:value="5.23" calcext:value-type="float">
            <text:p>5.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.53" calcext:value-type="float">
            <text:p>6.5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4.89" calcext:value-type="float">
            <text:p>4.8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5.22" calcext:value-type="float">
            <text:p>5.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.53" calcext:value-type="float">
            <text:p>6.5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float" office:value="5.55" calcext:value-type="float">
            <text:p>5.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float" office:value="5.55" calcext:value-type="float">
            <text:p>5.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.85" calcext:value-type="float">
            <text:p>6.8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5.22" calcext:value-type="float">
            <text:p>5.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5.55" calcext:value-type="float">
            <text:p>5.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.84" calcext:value-type="float">
            <text:p>6.8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float" office:value="5.55" calcext:value-type="float">
            <text:p>5.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float" office:value="5.88" calcext:value-type="float">
            <text:p>5.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.85" calcext:value-type="float">
            <text:p>6.8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5.55" calcext:value-type="float">
            <text:p>5.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5.55" calcext:value-type="float">
            <text:p>5.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.85" calcext:value-type="float">
            <text:p>6.8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5.55" calcext:value-type="float">
            <text:p>5.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5.88" calcext:value-type="float">
            <text:p>5.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7.18" calcext:value-type="float">
            <text:p>7.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5.87" calcext:value-type="float">
            <text:p>5.8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6.2" calcext:value-type="float">
            <text:p>6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7.17" calcext:value-type="float">
            <text:p>7.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175" calcext:value-type="float">
            <text:p>1175</text:p>
          </table:table-cell>
          <table:table-cell office:value-type="float" office:value="5.55" calcext:value-type="float">
            <text:p>5.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75" calcext:value-type="float">
            <text:p>1175</text:p>
          </table:table-cell>
          <table:table-cell office:value-type="float" office:value="6.2" calcext:value-type="float">
            <text:p>6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7.18" calcext:value-type="float">
            <text:p>7.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6.2" calcext:value-type="float">
            <text:p>6.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6.2" calcext:value-type="float">
            <text:p>6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7.5" calcext:value-type="float">
            <text:p>7.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165" calcext:value-type="float">
            <text:p>1165</text:p>
          </table:table-cell>
          <table:table-cell office:value-type="float" office:value="5.87" calcext:value-type="float">
            <text:p>5.8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65" calcext:value-type="float">
            <text:p>1165</text:p>
          </table:table-cell>
          <table:table-cell office:value-type="float" office:value="6.2" calcext:value-type="float">
            <text:p>6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7.17" calcext:value-type="float">
            <text:p>7.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float" office:value="6.2" calcext:value-type="float">
            <text:p>6.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float" office:value="6.52" calcext:value-type="float">
            <text:p>6.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7.51" calcext:value-type="float">
            <text:p>7.5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155" calcext:value-type="float">
            <text:p>1155</text:p>
          </table:table-cell>
          <table:table-cell office:value-type="float" office:value="6.2" calcext:value-type="float">
            <text:p>6.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55" calcext:value-type="float">
            <text:p>1155</text:p>
          </table:table-cell>
          <table:table-cell office:value-type="float" office:value="6.19" calcext:value-type="float">
            <text:p>6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7.83" calcext:value-type="float">
            <text:p>7.8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6.52" calcext:value-type="float">
            <text:p>6.5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6.53" calcext:value-type="float">
            <text:p>6.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7.51" calcext:value-type="float">
            <text:p>7.5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145" calcext:value-type="float">
            <text:p>1145</text:p>
          </table:table-cell>
          <table:table-cell office:value-type="float" office:value="6.52" calcext:value-type="float">
            <text:p>6.5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45" calcext:value-type="float">
            <text:p>1145</text:p>
          </table:table-cell>
          <table:table-cell office:value-type="float" office:value="6.86" calcext:value-type="float">
            <text:p>6.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7.5" calcext:value-type="float">
            <text:p>7.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6.19" calcext:value-type="float">
            <text:p>6.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6.53" calcext:value-type="float">
            <text:p>6.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7.84" calcext:value-type="float">
            <text:p>7.8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float" office:value="6.52" calcext:value-type="float">
            <text:p>6.5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float" office:value="6.85" calcext:value-type="float">
            <text:p>6.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7.83" calcext:value-type="float">
            <text:p>7.8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6.86" calcext:value-type="float">
            <text:p>6.8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6.84" calcext:value-type="float">
            <text:p>6.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7.83" calcext:value-type="float">
            <text:p>7.8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25" calcext:value-type="float">
            <text:p>1125</text:p>
          </table:table-cell>
          <table:table-cell office:value-type="float" office:value="6.53" calcext:value-type="float">
            <text:p>6.5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25" calcext:value-type="float">
            <text:p>1125</text:p>
          </table:table-cell>
          <table:table-cell office:value-type="float" office:value="6.85" calcext:value-type="float">
            <text:p>6.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8.16" calcext:value-type="float">
            <text:p>8.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6.85" calcext:value-type="float">
            <text:p>6.8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6.85" calcext:value-type="float">
            <text:p>6.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8.15" calcext:value-type="float">
            <text:p>8.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115" calcext:value-type="float">
            <text:p>1115</text:p>
          </table:table-cell>
          <table:table-cell office:value-type="float" office:value="6.53" calcext:value-type="float">
            <text:p>6.5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15" calcext:value-type="float">
            <text:p>1115</text:p>
          </table:table-cell>
          <table:table-cell office:value-type="float" office:value="6.85" calcext:value-type="float">
            <text:p>6.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.16" calcext:value-type="float">
            <text:p>8.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6.85" calcext:value-type="float">
            <text:p>6.8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7.17" calcext:value-type="float">
            <text:p>7.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8.16" calcext:value-type="float">
            <text:p>8.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float" office:value="6.85" calcext:value-type="float">
            <text:p>6.8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float" office:value="6.86" calcext:value-type="float">
            <text:p>6.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.16" calcext:value-type="float">
            <text:p>8.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7.18" calcext:value-type="float">
            <text:p>7.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7.18" calcext:value-type="float">
            <text:p>7.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8.16" calcext:value-type="float">
            <text:p>8.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95" calcext:value-type="float">
            <text:p>1095</text:p>
          </table:table-cell>
          <table:table-cell office:value-type="float" office:value="6.85" calcext:value-type="float">
            <text:p>6.8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95" calcext:value-type="float">
            <text:p>1095</text:p>
          </table:table-cell>
          <table:table-cell office:value-type="float" office:value="7.18" calcext:value-type="float">
            <text:p>7.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8.16" calcext:value-type="float">
            <text:p>8.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7.18" calcext:value-type="float">
            <text:p>7.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7.17" calcext:value-type="float">
            <text:p>7.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8.49" calcext:value-type="float">
            <text:p>8.4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7.17" calcext:value-type="float">
            <text:p>7.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7.51" calcext:value-type="float">
            <text:p>7.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.49" calcext:value-type="float">
            <text:p>8.4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6.86" calcext:value-type="float">
            <text:p>6.8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7.18" calcext:value-type="float">
            <text:p>7.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8.81" calcext:value-type="float">
            <text:p>8.8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75" calcext:value-type="float">
            <text:p>1075</text:p>
          </table:table-cell>
          <table:table-cell office:value-type="float" office:value="7.18" calcext:value-type="float">
            <text:p>7.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75" calcext:value-type="float">
            <text:p>1075</text:p>
          </table:table-cell>
          <table:table-cell office:value-type="float" office:value="7.18" calcext:value-type="float">
            <text:p>7.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8.49" calcext:value-type="float">
            <text:p>8.4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7.51" calcext:value-type="float">
            <text:p>7.5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7.5" calcext:value-type="float">
            <text:p>7.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8.48" calcext:value-type="float">
            <text:p>8.4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.18" calcext:value-type="float">
            <text:p>7.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.51" calcext:value-type="float">
            <text:p>7.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8.49" calcext:value-type="float">
            <text:p>8.4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7.17" calcext:value-type="float">
            <text:p>7.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7.5" calcext:value-type="float">
            <text:p>7.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8.83" calcext:value-type="float">
            <text:p>8.8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7.5" calcext:value-type="float">
            <text:p>7.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7.5" calcext:value-type="float">
            <text:p>7.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.81" calcext:value-type="float">
            <text:p>8.8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7.5" calcext:value-type="float">
            <text:p>7.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7.51" calcext:value-type="float">
            <text:p>7.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8.81" calcext:value-type="float">
            <text:p>8.8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float" office:value="7.51" calcext:value-type="float">
            <text:p>7.5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float" office:value="7.83" calcext:value-type="float">
            <text:p>7.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9.14" calcext:value-type="float">
            <text:p>9.1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7.5" calcext:value-type="float">
            <text:p>7.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7.5" calcext:value-type="float">
            <text:p>7.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8.82" calcext:value-type="float">
            <text:p>8.8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7.5" calcext:value-type="float">
            <text:p>7.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7.83" calcext:value-type="float">
            <text:p>7.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9.14" calcext:value-type="float">
            <text:p>9.1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7.51" calcext:value-type="float">
            <text:p>7.5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7.84" calcext:value-type="float">
            <text:p>7.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9.14" calcext:value-type="float">
            <text:p>9.1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float" office:value="7.5" calcext:value-type="float">
            <text:p>7.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float" office:value="7.5" calcext:value-type="float">
            <text:p>7.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9.14" calcext:value-type="float">
            <text:p>9.1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7.84" calcext:value-type="float">
            <text:p>7.8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8.16" calcext:value-type="float">
            <text:p>8.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9.14" calcext:value-type="float">
            <text:p>9.1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8.16" calcext:value-type="float">
            <text:p>8.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7.84" calcext:value-type="float">
            <text:p>7.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9.13" calcext:value-type="float">
            <text:p>9.1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7.83" calcext:value-type="float">
            <text:p>7.8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8.15" calcext:value-type="float">
            <text:p>8.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9.15" calcext:value-type="float">
            <text:p>9.1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8.15" calcext:value-type="float">
            <text:p>8.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8.16" calcext:value-type="float">
            <text:p>8.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47" calcext:value-type="float">
            <text:p>9.4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8.16" calcext:value-type="float">
            <text:p>8.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8.48" calcext:value-type="float">
            <text:p>8.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5" calcext:value-type="float">
            <text:p>15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5" calcext:value-type="float">
            <text:p>1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10" calcext:value-type="float">
            <text:p>15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10" calcext:value-type="float">
            <text:p>1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15" calcext:value-type="float">
            <text:p>15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15" calcext:value-type="float">
            <text:p>15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20" calcext:value-type="float">
            <text:p>15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20" calcext:value-type="float">
            <text:p>15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25" calcext:value-type="float">
            <text:p>15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25" calcext:value-type="float">
            <text:p>15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30" calcext:value-type="float">
            <text:p>15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30" calcext:value-type="float">
            <text:p>15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35" calcext:value-type="float">
            <text:p>15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35" calcext:value-type="float">
            <text:p>15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40" calcext:value-type="float">
            <text:p>15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40" calcext:value-type="float">
            <text:p>15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45" calcext:value-type="float">
            <text:p>15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45" calcext:value-type="float">
            <text:p>1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55" calcext:value-type="float">
            <text:p>15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55" calcext:value-type="float">
            <text:p>15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60" calcext:value-type="float">
            <text:p>15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60" calcext:value-type="float">
            <text:p>15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65" calcext:value-type="float">
            <text:p>15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65" calcext:value-type="float">
            <text:p>15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70" calcext:value-type="float">
            <text:p>15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70" calcext:value-type="float">
            <text:p>15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75" calcext:value-type="float">
            <text:p>15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75" calcext:value-type="float">
            <text:p>15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80" calcext:value-type="float">
            <text:p>15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80" calcext:value-type="float">
            <text:p>1580</text:p>
          </table:table-cell>
          <table:table-cell office:value-type="float" office:value="-0.33" calcext:value-type="float">
            <text:p>-0.3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85" calcext:value-type="float">
            <text:p>1585</text:p>
          </table:table-cell>
          <table:table-cell office:value-type="float" office:value="-0.33" calcext:value-type="float">
            <text:p>-0.3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585" calcext:value-type="float">
            <text:p>1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90" calcext:value-type="float">
            <text:p>1590</text:p>
          </table:table-cell>
          <table:table-cell office:value-type="float" office:value="-0.33" calcext:value-type="float">
            <text:p>-0.3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590" calcext:value-type="float">
            <text:p>15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0.33" calcext:value-type="float">
            <text:p>-0.3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-0.65" calcext:value-type="float">
            <text:p>-0.6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-0.33" calcext:value-type="float">
            <text:p>-0.3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-0.33" calcext:value-type="float">
            <text:p>-0.3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float" office:value="-0.65" calcext:value-type="float">
            <text:p>-0.6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float" office:value="-0.33" calcext:value-type="float">
            <text:p>-0.3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-0.33" calcext:value-type="float">
            <text:p>-0.3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610" calcext:value-type="float">
            <text:p>1610</text:p>
          </table:table-cell>
          <table:table-cell office:value-type="float" office:value="-0.98" calcext:value-type="float">
            <text:p>-0.98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610" calcext:value-type="float">
            <text:p>1610</text:p>
          </table:table-cell>
          <table:table-cell office:value-type="float" office:value="-0.65" calcext:value-type="float">
            <text:p>-0.6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0.33" calcext:value-type="float">
            <text:p>-0.3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615" calcext:value-type="float">
            <text:p>1615</text:p>
          </table:table-cell>
          <table:table-cell office:value-type="float" office:value="-1.31" calcext:value-type="float">
            <text:p>-1.31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615" calcext:value-type="float">
            <text:p>1615</text:p>
          </table:table-cell>
          <table:table-cell office:value-type="float" office:value="-0.98" calcext:value-type="float">
            <text:p>-0.9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-0.98" calcext:value-type="float">
            <text:p>-0.98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-1.63" calcext:value-type="float">
            <text:p>-1.63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-1.63" calcext:value-type="float">
            <text:p>-1.6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0.98" calcext:value-type="float">
            <text:p>-0.98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625" calcext:value-type="float">
            <text:p>1625</text:p>
          </table:table-cell>
          <table:table-cell office:value-type="float" office:value="-2.28" calcext:value-type="float">
            <text:p>-2.28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625" calcext:value-type="float">
            <text:p>1625</text:p>
          </table:table-cell>
          <table:table-cell office:value-type="float" office:value="-1.96" calcext:value-type="float">
            <text:p>-1.9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-1.31" calcext:value-type="float">
            <text:p>-1.31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630" calcext:value-type="float">
            <text:p>1630</text:p>
          </table:table-cell>
          <table:table-cell office:value-type="float" office:value="-2.61" calcext:value-type="float">
            <text:p>-2.6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630" calcext:value-type="float">
            <text:p>1630</text:p>
          </table:table-cell>
          <table:table-cell office:value-type="float" office:value="-2.29" calcext:value-type="float">
            <text:p>-2.2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.96" calcext:value-type="float">
            <text:p>-1.96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635" calcext:value-type="float">
            <text:p>1635</text:p>
          </table:table-cell>
          <table:table-cell office:value-type="float" office:value="-2.94" calcext:value-type="float">
            <text:p>-2.94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1635" calcext:value-type="float">
            <text:p>1635</text:p>
          </table:table-cell>
          <table:table-cell office:value-type="float" office:value="-2.94" calcext:value-type="float">
            <text:p>-2.94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-1.96" calcext:value-type="float">
            <text:p>-1.96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640" calcext:value-type="float">
            <text:p>1640</text:p>
          </table:table-cell>
          <table:table-cell office:value-type="float" office:value="-3.59" calcext:value-type="float">
            <text:p>-3.59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1640" calcext:value-type="float">
            <text:p>1640</text:p>
          </table:table-cell>
          <table:table-cell office:value-type="float" office:value="-3.26" calcext:value-type="float">
            <text:p>-3.2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2.61" calcext:value-type="float">
            <text:p>-2.6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float" office:value="-3.91" calcext:value-type="float">
            <text:p>-3.91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float" office:value="-3.92" calcext:value-type="float">
            <text:p>-3.9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-2.93" calcext:value-type="float">
            <text:p>-2.93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-4.24" calcext:value-type="float">
            <text:p>-4.24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-3.92" calcext:value-type="float">
            <text:p>-3.9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3.59" calcext:value-type="float">
            <text:p>-3.59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1655" calcext:value-type="float">
            <text:p>1655</text:p>
          </table:table-cell>
          <table:table-cell office:value-type="float" office:value="-4.57" calcext:value-type="float">
            <text:p>-4.57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655" calcext:value-type="float">
            <text:p>1655</text:p>
          </table:table-cell>
          <table:table-cell office:value-type="float" office:value="-4.57" calcext:value-type="float">
            <text:p>-4.57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-3.59" calcext:value-type="float">
            <text:p>-3.59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1660" calcext:value-type="float">
            <text:p>1660</text:p>
          </table:table-cell>
          <table:table-cell office:value-type="float" office:value="-4.89" calcext:value-type="float">
            <text:p>-4.89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660" calcext:value-type="float">
            <text:p>1660</text:p>
          </table:table-cell>
          <table:table-cell office:value-type="float" office:value="-4.9" calcext:value-type="float">
            <text:p>-4.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4.25" calcext:value-type="float">
            <text:p>-4.25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665" calcext:value-type="float">
            <text:p>1665</text:p>
          </table:table-cell>
          <table:table-cell office:value-type="float" office:value="-5.21" calcext:value-type="float">
            <text:p>-5.21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1665" calcext:value-type="float">
            <text:p>1665</text:p>
          </table:table-cell>
          <table:table-cell office:value-type="float" office:value="-5.21" calcext:value-type="float">
            <text:p>-5.21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-4.56" calcext:value-type="float">
            <text:p>-4.56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670" calcext:value-type="float">
            <text:p>1670</text:p>
          </table:table-cell>
          <table:table-cell office:value-type="float" office:value="-5.22" calcext:value-type="float">
            <text:p>-5.22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1670" calcext:value-type="float">
            <text:p>1670</text:p>
          </table:table-cell>
          <table:table-cell office:value-type="float" office:value="-5.55" calcext:value-type="float">
            <text:p>-5.55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4.9" calcext:value-type="float">
            <text:p>-4.9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675" calcext:value-type="float">
            <text:p>1675</text:p>
          </table:table-cell>
          <table:table-cell office:value-type="float" office:value="-5.88" calcext:value-type="float">
            <text:p>-5.88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1675" calcext:value-type="float">
            <text:p>1675</text:p>
          </table:table-cell>
          <table:table-cell office:value-type="float" office:value="-5.55" calcext:value-type="float">
            <text:p>-5.55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-5.23" calcext:value-type="float">
            <text:p>-5.23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1680" calcext:value-type="float">
            <text:p>1680</text:p>
          </table:table-cell>
          <table:table-cell office:value-type="float" office:value="-5.87" calcext:value-type="float">
            <text:p>-5.87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1680" calcext:value-type="float">
            <text:p>1680</text:p>
          </table:table-cell>
          <table:table-cell office:value-type="float" office:value="-5.87" calcext:value-type="float">
            <text:p>-5.87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5.55" calcext:value-type="float">
            <text:p>-5.55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1685" calcext:value-type="float">
            <text:p>1685</text:p>
          </table:table-cell>
          <table:table-cell office:value-type="float" office:value="-6.2" calcext:value-type="float">
            <text:p>-6.2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1685" calcext:value-type="float">
            <text:p>1685</text:p>
          </table:table-cell>
          <table:table-cell office:value-type="float" office:value="-6.2" calcext:value-type="float">
            <text:p>-6.2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-6.2" calcext:value-type="float">
            <text:p>-6.2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1690" calcext:value-type="float">
            <text:p>1690</text:p>
          </table:table-cell>
          <table:table-cell office:value-type="float" office:value="-6.53" calcext:value-type="float">
            <text:p>-6.53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1690" calcext:value-type="float">
            <text:p>1690</text:p>
          </table:table-cell>
          <table:table-cell office:value-type="float" office:value="-6.53" calcext:value-type="float">
            <text:p>-6.53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6.2" calcext:value-type="float">
            <text:p>-6.2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1695" calcext:value-type="float">
            <text:p>1695</text:p>
          </table:table-cell>
          <table:table-cell office:value-type="float" office:value="-6.85" calcext:value-type="float">
            <text:p>-6.85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1695" calcext:value-type="float">
            <text:p>1695</text:p>
          </table:table-cell>
          <table:table-cell office:value-type="float" office:value="-6.52" calcext:value-type="float">
            <text:p>-6.52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-6.52" calcext:value-type="float">
            <text:p>-6.52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-6.85" calcext:value-type="float">
            <text:p>-6.85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-6.86" calcext:value-type="float">
            <text:p>-6.86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6.85" calcext:value-type="float">
            <text:p>-6.85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1705" calcext:value-type="float">
            <text:p>1705</text:p>
          </table:table-cell>
          <table:table-cell office:value-type="float" office:value="-6.86" calcext:value-type="float">
            <text:p>-6.86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1705" calcext:value-type="float">
            <text:p>1705</text:p>
          </table:table-cell>
          <table:table-cell office:value-type="float" office:value="-6.85" calcext:value-type="float">
            <text:p>-6.85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-6.85" calcext:value-type="float">
            <text:p>-6.85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1710" calcext:value-type="float">
            <text:p>1710</text:p>
          </table:table-cell>
          <table:table-cell office:value-type="float" office:value="-7.18" calcext:value-type="float">
            <text:p>-7.18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1710" calcext:value-type="float">
            <text:p>1710</text:p>
          </table:table-cell>
          <table:table-cell office:value-type="float" office:value="-7.18" calcext:value-type="float">
            <text:p>-7.18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7.5" calcext:value-type="float">
            <text:p>-7.5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float" office:value="-7.18" calcext:value-type="float">
            <text:p>-7.18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float" office:value="-7.18" calcext:value-type="float">
            <text:p>-7.18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-7.51" calcext:value-type="float">
            <text:p>-7.51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1720" calcext:value-type="float">
            <text:p>1720</text:p>
          </table:table-cell>
          <table:table-cell office:value-type="float" office:value="-7.5" calcext:value-type="float">
            <text:p>-7.5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1720" calcext:value-type="float">
            <text:p>1720</text:p>
          </table:table-cell>
          <table:table-cell office:value-type="float" office:value="-7.5" calcext:value-type="float">
            <text:p>-7.5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7.83" calcext:value-type="float">
            <text:p>-7.83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float" office:value="-7.83" calcext:value-type="float">
            <text:p>-7.83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float" office:value="-7.84" calcext:value-type="float">
            <text:p>-7.84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-7.84" calcext:value-type="float">
            <text:p>-7.84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float" office:value="-7.83" calcext:value-type="float">
            <text:p>-7.83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float" office:value="-7.83" calcext:value-type="float">
            <text:p>-7.83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7.83" calcext:value-type="float">
            <text:p>-7.83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1735" calcext:value-type="float">
            <text:p>1735</text:p>
          </table:table-cell>
          <table:table-cell office:value-type="float" office:value="-7.84" calcext:value-type="float">
            <text:p>-7.84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1735" calcext:value-type="float">
            <text:p>1735</text:p>
          </table:table-cell>
          <table:table-cell office:value-type="float" office:value="-7.83" calcext:value-type="float">
            <text:p>-7.83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740" calcext:value-type="float">
            <text:p>1740</text:p>
          </table:table-cell>
          <table:table-cell office:value-type="float" office:value="-7.82" calcext:value-type="float">
            <text:p>-7.82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1740" calcext:value-type="float">
            <text:p>1740</text:p>
          </table:table-cell>
          <table:table-cell office:value-type="float" office:value="-7.83" calcext:value-type="float">
            <text:p>-7.83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8.48" calcext:value-type="float">
            <text:p>-8.48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745" calcext:value-type="float">
            <text:p>1745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745" calcext:value-type="float">
            <text:p>1745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8.81" calcext:value-type="float">
            <text:p>-8.81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-7.83" calcext:value-type="float">
            <text:p>-7.83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-8.15" calcext:value-type="float">
            <text:p>-8.1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float" office:value="-7.83" calcext:value-type="float">
            <text:p>-7.83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-8.82" calcext:value-type="float">
            <text:p>-8.82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float" office:value="-8.5" calcext:value-type="float">
            <text:p>-8.5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9.14" calcext:value-type="float">
            <text:p>-9.14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1765" calcext:value-type="float">
            <text:p>1765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765" calcext:value-type="float">
            <text:p>1765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-9.15" calcext:value-type="float">
            <text:p>-9.15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1770" calcext:value-type="float">
            <text:p>1770</text:p>
          </table:table-cell>
          <table:table-cell office:value-type="float" office:value="-8.15" calcext:value-type="float">
            <text:p>-8.15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770" calcext:value-type="float">
            <text:p>1770</text:p>
          </table:table-cell>
          <table:table-cell office:value-type="float" office:value="-8.48" calcext:value-type="float">
            <text:p>-8.48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9.46" calcext:value-type="float">
            <text:p>-9.46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1775" calcext:value-type="float">
            <text:p>1775</text:p>
          </table:table-cell>
          <table:table-cell office:value-type="float" office:value="-8.48" calcext:value-type="float">
            <text:p>-8.48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775" calcext:value-type="float">
            <text:p>1775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-9.8" calcext:value-type="float">
            <text:p>-9.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780" calcext:value-type="float">
            <text:p>1780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780" calcext:value-type="float">
            <text:p>1780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9.46" calcext:value-type="float">
            <text:p>-9.46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1785" calcext:value-type="float">
            <text:p>1785</text:p>
          </table:table-cell>
          <table:table-cell office:value-type="float" office:value="-7.84" calcext:value-type="float">
            <text:p>-7.84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1785" calcext:value-type="float">
            <text:p>1785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-9.79" calcext:value-type="float">
            <text:p>-9.79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9.46" calcext:value-type="float">
            <text:p>-9.46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1795" calcext:value-type="float">
            <text:p>1795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795" calcext:value-type="float">
            <text:p>1795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9.8" calcext:value-type="float">
            <text:p>-9.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9.79" calcext:value-type="float">
            <text:p>-9.79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-9.45" calcext:value-type="float">
            <text:p>-9.45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1810" calcext:value-type="float">
            <text:p>1810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810" calcext:value-type="float">
            <text:p>1810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9.79" calcext:value-type="float">
            <text:p>-9.79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815" calcext:value-type="float">
            <text:p>1815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815" calcext:value-type="float">
            <text:p>1815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-10.11" calcext:value-type="float">
            <text:p>-10.11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1820" calcext:value-type="float">
            <text:p>1820</text:p>
          </table:table-cell>
          <table:table-cell office:value-type="float" office:value="-8.48" calcext:value-type="float">
            <text:p>-8.48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820" calcext:value-type="float">
            <text:p>1820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9.78" calcext:value-type="float">
            <text:p>-9.7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825" calcext:value-type="float">
            <text:p>1825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825" calcext:value-type="float">
            <text:p>1825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-9.78" calcext:value-type="float">
            <text:p>-9.7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830" calcext:value-type="float">
            <text:p>1830</text:p>
          </table:table-cell>
          <table:table-cell office:value-type="float" office:value="-8.17" calcext:value-type="float">
            <text:p>-8.17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830" calcext:value-type="float">
            <text:p>1830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0.12" calcext:value-type="float">
            <text:p>-10.12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1835" calcext:value-type="float">
            <text:p>1835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835" calcext:value-type="float">
            <text:p>1835</text:p>
          </table:table-cell>
          <table:table-cell office:value-type="float" office:value="-8.48" calcext:value-type="float">
            <text:p>-8.48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-9.79" calcext:value-type="float">
            <text:p>-9.79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840" calcext:value-type="float">
            <text:p>1840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840" calcext:value-type="float">
            <text:p>1840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9.79" calcext:value-type="float">
            <text:p>-9.79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845" calcext:value-type="float">
            <text:p>1845</text:p>
          </table:table-cell>
          <table:table-cell office:value-type="float" office:value="-8.48" calcext:value-type="float">
            <text:p>-8.48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845" calcext:value-type="float">
            <text:p>1845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-9.79" calcext:value-type="float">
            <text:p>-9.79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9.8" calcext:value-type="float">
            <text:p>-9.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-9.79" calcext:value-type="float">
            <text:p>-9.79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860" calcext:value-type="float">
            <text:p>1860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860" calcext:value-type="float">
            <text:p>1860</text:p>
          </table:table-cell>
          <table:table-cell office:value-type="float" office:value="-8.48" calcext:value-type="float">
            <text:p>-8.48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9.79" calcext:value-type="float">
            <text:p>-9.79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865" calcext:value-type="float">
            <text:p>1865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865" calcext:value-type="float">
            <text:p>1865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-9.78" calcext:value-type="float">
            <text:p>-9.7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870" calcext:value-type="float">
            <text:p>1870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870" calcext:value-type="float">
            <text:p>1870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9.46" calcext:value-type="float">
            <text:p>-9.46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1875" calcext:value-type="float">
            <text:p>1875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875" calcext:value-type="float">
            <text:p>1875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10.12" calcext:value-type="float">
            <text:p>-10.12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1880" calcext:value-type="float">
            <text:p>1880</text:p>
          </table:table-cell>
          <table:table-cell office:value-type="float" office:value="-7.84" calcext:value-type="float">
            <text:p>-7.84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1880" calcext:value-type="float">
            <text:p>1880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9.79" calcext:value-type="float">
            <text:p>-9.79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885" calcext:value-type="float">
            <text:p>1885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885" calcext:value-type="float">
            <text:p>1885</text:p>
          </table:table-cell>
          <table:table-cell office:value-type="float" office:value="-8.48" calcext:value-type="float">
            <text:p>-8.48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-9.46" calcext:value-type="float">
            <text:p>-9.46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1890" calcext:value-type="float">
            <text:p>1890</text:p>
          </table:table-cell>
          <table:table-cell office:value-type="float" office:value="-8.17" calcext:value-type="float">
            <text:p>-8.17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890" calcext:value-type="float">
            <text:p>1890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0.12" calcext:value-type="float">
            <text:p>-10.12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1895" calcext:value-type="float">
            <text:p>1895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895" calcext:value-type="float">
            <text:p>1895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9.79" calcext:value-type="float">
            <text:p>-9.79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9.46" calcext:value-type="float">
            <text:p>-9.46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1905" calcext:value-type="float">
            <text:p>1905</text:p>
          </table:table-cell>
          <table:table-cell office:value-type="float" office:value="-8.15" calcext:value-type="float">
            <text:p>-8.15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905" calcext:value-type="float">
            <text:p>1905</text:p>
          </table:table-cell>
          <table:table-cell office:value-type="float" office:value="-8.5" calcext:value-type="float">
            <text:p>-8.5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-9.8" calcext:value-type="float">
            <text:p>-9.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910" calcext:value-type="float">
            <text:p>1910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910" calcext:value-type="float">
            <text:p>1910</text:p>
          </table:table-cell>
          <table:table-cell office:value-type="float" office:value="-8.47" calcext:value-type="float">
            <text:p>-8.47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9.78" calcext:value-type="float">
            <text:p>-9.7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915" calcext:value-type="float">
            <text:p>1915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915" calcext:value-type="float">
            <text:p>1915</text:p>
          </table:table-cell>
          <table:table-cell office:value-type="float" office:value="-8.48" calcext:value-type="float">
            <text:p>-8.48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10.11" calcext:value-type="float">
            <text:p>-10.11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-8.48" calcext:value-type="float">
            <text:p>-8.48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9.79" calcext:value-type="float">
            <text:p>-9.79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-9.46" calcext:value-type="float">
            <text:p>-9.46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1930" calcext:value-type="float">
            <text:p>1930</text:p>
          </table:table-cell>
          <table:table-cell office:value-type="float" office:value="-8.15" calcext:value-type="float">
            <text:p>-8.15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930" calcext:value-type="float">
            <text:p>1930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0.12" calcext:value-type="float">
            <text:p>-10.12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1935" calcext:value-type="float">
            <text:p>1935</text:p>
          </table:table-cell>
          <table:table-cell office:value-type="float" office:value="-8.48" calcext:value-type="float">
            <text:p>-8.48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935" calcext:value-type="float">
            <text:p>1935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-9.46" calcext:value-type="float">
            <text:p>-9.46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1940" calcext:value-type="float">
            <text:p>1940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940" calcext:value-type="float">
            <text:p>1940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0.12" calcext:value-type="float">
            <text:p>-10.12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-9.78" calcext:value-type="float">
            <text:p>-9.7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-8.48" calcext:value-type="float">
            <text:p>-8.48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-8.48" calcext:value-type="float">
            <text:p>-8.48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9.46" calcext:value-type="float">
            <text:p>-9.46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-9.78" calcext:value-type="float">
            <text:p>-9.7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960" calcext:value-type="float">
            <text:p>1960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960" calcext:value-type="float">
            <text:p>1960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9.79" calcext:value-type="float">
            <text:p>-9.79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965" calcext:value-type="float">
            <text:p>1965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965" calcext:value-type="float">
            <text:p>1965</text:p>
          </table:table-cell>
          <table:table-cell office:value-type="float" office:value="-8.5" calcext:value-type="float">
            <text:p>-8.5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-10.12" calcext:value-type="float">
            <text:p>-10.12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1970" calcext:value-type="float">
            <text:p>1970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970" calcext:value-type="float">
            <text:p>1970</text:p>
          </table:table-cell>
          <table:table-cell office:value-type="float" office:value="-8.17" calcext:value-type="float">
            <text:p>-8.1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9.78" calcext:value-type="float">
            <text:p>-9.7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-8.48" calcext:value-type="float">
            <text:p>-8.48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-8.15" calcext:value-type="float">
            <text:p>-8.1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-9.79" calcext:value-type="float">
            <text:p>-9.79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-8.17" calcext:value-type="float">
            <text:p>-8.1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9.78" calcext:value-type="float">
            <text:p>-9.7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-9.47" calcext:value-type="float">
            <text:p>-9.47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-8.48" calcext:value-type="float">
            <text:p>-8.48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0.11" calcext:value-type="float">
            <text:p>-10.11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-8.48" calcext:value-type="float">
            <text:p>-8.48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-8.48" calcext:value-type="float">
            <text:p>-8.48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9.78" calcext:value-type="float">
            <text:p>-9.7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-8.16" calcext:value-type="float">
            <text:p>-8.16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-8.49" calcext:value-type="float">
            <text:p>-8.49</text:p>
          </table:table-cell>
          <table:table-cell office:value-type="float" office:value="-26" calcext:value-type="float">
            <text:p>-26</text:p>
          </table:table-cell>
        </table:table-row>
        <table:table-row table:style-name="ro1" table:number-rows-repeated="26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te:</text:p>
          </table:table-cell>
          <table:table-cell table:style-name="ce6" office:value-type="string" calcext:value-type="string" table:number-columns-spanned="4" table:number-rows-spanned="1">
            <text:p>Displacement per shaft revolution: 0.105 m</text:p>
          </table:table-cell>
          <table:covered-table-cell table:number-columns-repeated="2" table:style-name="ce9"/>
          <table:covered-table-cell table:style-name="ce1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4"/>
          <table:table-cell table:style-name="ce7" office:value-type="string" calcext:value-type="string" table:number-columns-spanned="4" table:number-rows-spanned="1">
            <text:p>Sensor pulses per shaft revolution: 8</text:p>
          </table:table-cell>
          <table:covered-table-cell table:number-columns-repeated="2" table:style-name="ce10"/>
          <table:covered-table-cell table:style-name="ce13"/>
          <table:table-cell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22:04:10.957375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23:52:01.096349835</meta:creation-date>
    <meta:generator>LibreOffice/5.1.4.2$Linux_X86_64 LibreOffice_project/10m0$Build-2</meta:generator>
    <dc:date>2016-07-08T22:04:38.953233700</dc:date>
    <meta:editing-duration>PT7M18S</meta:editing-duration>
    <meta:editing-cycles>3</meta:editing-cycles>
    <meta:document-statistic meta:table-count="1" meta:cell-count="18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Pulse Width vs Speed</text:p>
        </chart:title>
        <chart:plot-area chart:style-name="ch3" table:cell-range-address="'pw-vs-speed'.A3:'pw-vs-speed'.B204" svg:x="1.331cm" svg:y="1.275cm" svg:width="14.349cm" svg:height="6.564cm">
          <chartooo:coordinate-region svg:x="2.058cm" svg:y="1.474cm" svg:width="13.249cm" svg:height="6.166cm"/>
          <chart:axis chart:dimension="x" chart:name="primary-x" chart:style-name="ch4">
            <chart:title svg:x="7.27cm" svg:y="8.019cm" chart:style-name="ch5">
              <text:p>Pulse Width (us)</text:p>
            </chart:title>
            <chart:grid chart:style-name="ch6" chart:class="major"/>
          </chart:axis>
          <chart:axis chart:dimension="y" chart:name="primary-y" chart:style-name="ch4">
            <chart:title svg:x="0.451cm" svg:y="5.448cm" chart:style-name="ch7">
              <text:p>Speed(m/s)</text:p>
            </chart:title>
            <chart:grid chart:style-name="ch6" chart:class="major"/>
          </chart:axis>
          <chart:series chart:style-name="ch8" chart:values-cell-range-address="'pw-vs-speed'.B3:'pw-vs-speed'.B204" chart:class="chart:scatter">
            <chart:domain table:cell-range-address="'pw-vs-speed'.A3:'pw-vs-speed'.A204"/>
            <chart:data-point chart:repeated="20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pw-vs-speed'.A3:'pw-vs-speed'.A204</svg:desc>
                </draw:g>
              </table:table-cell>
              <table:table-cell office:value-type="float" office:value="0">
                <text:p>0</text:p>
                <draw:g>
                  <svg:desc>'pw-vs-speed'.B3:'pw-vs-speed'.B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5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0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5">
                <text:p>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0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5">
                <text:p>1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0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65">
                <text:p>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0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5">
                <text:p>1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50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5">
                <text:p>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5">
                <text:p>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30">
                <text:p>143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5">
                <text:p>1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20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15">
                <text:p>141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10">
                <text:p>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05">
                <text:p>1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95">
                <text:p>139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90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85">
                <text:p>138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80">
                <text:p>138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5">
                <text:p>13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70">
                <text:p>137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5">
                <text:p>136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60">
                <text:p>1360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55">
                <text:p>1355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50">
                <text:p>1350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45">
                <text:p>134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0">
                <text:p>1340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5">
                <text:p>1335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30">
                <text:p>1330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25">
                <text:p>1325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20">
                <text:p>1320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15">
                <text:p>1315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0">
                <text:p>1310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05">
                <text:p>1305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00">
                <text:p>130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95">
                <text:p>129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0">
                <text:p>129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85">
                <text:p>1285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80">
                <text:p>1280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75">
                <text:p>1275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70">
                <text:p>127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65">
                <text:p>126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60">
                <text:p>1260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55">
                <text:p>1255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0">
                <text:p>1250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45">
                <text:p>1245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40">
                <text:p>1240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35">
                <text:p>123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30">
                <text:p>1230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25">
                <text:p>122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20">
                <text:p>122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15">
                <text:p>1215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10">
                <text:p>1210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5">
                <text:p>1205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">
                <text:p>1200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95">
                <text:p>1195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90">
                <text:p>1190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85">
                <text:p>1185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80">
                <text:p>1180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75">
                <text:p>1175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70">
                <text:p>1170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65">
                <text:p>116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60">
                <text:p>1160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55">
                <text:p>1155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50">
                <text:p>1150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45">
                <text:p>1145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40">
                <text:p>114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35">
                <text:p>1135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30">
                <text:p>1130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5">
                <text:p>1125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0">
                <text:p>1120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15">
                <text:p>1115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0">
                <text:p>1110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05">
                <text:p>1105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00">
                <text:p>1100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95">
                <text:p>1095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90">
                <text:p>1090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5">
                <text:p>1085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80">
                <text:p>1080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5">
                <text:p>1075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0">
                <text:p>1070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65">
                <text:p>1065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60">
                <text:p>1060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5">
                <text:p>1055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0">
                <text:p>1050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45">
                <text:p>1045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0">
                <text:p>1040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35">
                <text:p>1035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30">
                <text:p>1030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25">
                <text:p>1025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0">
                <text:p>1020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15">
                <text:p>1015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0">
                <text:p>1010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5">
                <text:p>1005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">
                <text:p>1000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5">
                <text:p>1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10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15">
                <text:p>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20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25">
                <text:p>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30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35">
                <text:p>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45">
                <text:p>1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50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55">
                <text:p>1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60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65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70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75">
                <text:p>1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80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85">
                <text:p>1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90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95">
                <text:p>1595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05">
                <text:p>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10">
                <text:p>1610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15">
                <text:p>1615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20">
                <text:p>1620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25">
                <text:p>1625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30">
                <text:p>1630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35">
                <text:p>1635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40">
                <text:p>1640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45">
                <text:p>1645</text:p>
              </table:table-cell>
              <table:table-cell office:value-type="float" office:value="-2.61">
                <text:p>-2.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50">
                <text:p>1650</text:p>
              </table:table-cell>
              <table:table-cell office:value-type="float" office:value="-2.93">
                <text:p>-2.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55">
                <text:p>1655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60">
                <text:p>1660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65">
                <text:p>1665</text:p>
              </table:table-cell>
              <table:table-cell office:value-type="float" office:value="-4.25">
                <text:p>-4.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70">
                <text:p>1670</text:p>
              </table:table-cell>
              <table:table-cell office:value-type="float" office:value="-4.56">
                <text:p>-4.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75">
                <text:p>1675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80">
                <text:p>1680</text:p>
              </table:table-cell>
              <table:table-cell office:value-type="float" office:value="-5.23">
                <text:p>-5.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85">
                <text:p>1685</text:p>
              </table:table-cell>
              <table:table-cell office:value-type="float" office:value="-5.55">
                <text:p>-5.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90">
                <text:p>1690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95">
                <text:p>1695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00">
                <text:p>1700</text:p>
              </table:table-cell>
              <table:table-cell office:value-type="float" office:value="-6.52">
                <text:p>-6.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05">
                <text:p>1705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10">
                <text:p>1710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15">
                <text:p>171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20">
                <text:p>1720</text:p>
              </table:table-cell>
              <table:table-cell office:value-type="float" office:value="-7.51">
                <text:p>-7.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25">
                <text:p>1725</text:p>
              </table:table-cell>
              <table:table-cell office:value-type="float" office:value="-7.83">
                <text:p>-7.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30">
                <text:p>1730</text:p>
              </table:table-cell>
              <table:table-cell office:value-type="float" office:value="-7.84">
                <text:p>-7.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35">
                <text:p>1735</text:p>
              </table:table-cell>
              <table:table-cell office:value-type="float" office:value="-7.83">
                <text:p>-7.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40">
                <text:p>1740</text:p>
              </table:table-cell>
              <table:table-cell office:value-type="float" office:value="-8.16">
                <text:p>-8.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45">
                <text:p>1745</text:p>
              </table:table-cell>
              <table:table-cell office:value-type="float" office:value="-8.48">
                <text:p>-8.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50">
                <text:p>1750</text:p>
              </table:table-cell>
              <table:table-cell office:value-type="float" office:value="-8.81">
                <text:p>-8.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55">
                <text:p>1755</text:p>
              </table:table-cell>
              <table:table-cell office:value-type="float" office:value="-8.49">
                <text:p>-8.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60">
                <text:p>1760</text:p>
              </table:table-cell>
              <table:table-cell office:value-type="float" office:value="-8.82">
                <text:p>-8.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65">
                <text:p>1765</text:p>
              </table:table-cell>
              <table:table-cell office:value-type="float" office:value="-9.14">
                <text:p>-9.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70">
                <text:p>1770</text:p>
              </table:table-cell>
              <table:table-cell office:value-type="float" office:value="-9.15">
                <text:p>-9.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75">
                <text:p>1775</text:p>
              </table:table-cell>
              <table:table-cell office:value-type="float" office:value="-9.46">
                <text:p>-9.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80">
                <text:p>1780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85">
                <text:p>1785</text:p>
              </table:table-cell>
              <table:table-cell office:value-type="float" office:value="-9.46">
                <text:p>-9.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90">
                <text:p>1790</text:p>
              </table:table-cell>
              <table:table-cell office:value-type="float" office:value="-9.79">
                <text:p>-9.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95">
                <text:p>1795</text:p>
              </table:table-cell>
              <table:table-cell office:value-type="float" office:value="-9.46">
                <text:p>-9.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00">
                <text:p>1800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05">
                <text:p>1805</text:p>
              </table:table-cell>
              <table:table-cell office:value-type="float" office:value="-9.79">
                <text:p>-9.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10">
                <text:p>1810</text:p>
              </table:table-cell>
              <table:table-cell office:value-type="float" office:value="-9.45">
                <text:p>-9.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15">
                <text:p>1815</text:p>
              </table:table-cell>
              <table:table-cell office:value-type="float" office:value="-9.79">
                <text:p>-9.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20">
                <text:p>1820</text:p>
              </table:table-cell>
              <table:table-cell office:value-type="float" office:value="-10.11">
                <text:p>-10.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5">
                <text:p>1825</text:p>
              </table:table-cell>
              <table:table-cell office:value-type="float" office:value="-9.78">
                <text:p>-9.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0">
                <text:p>1830</text:p>
              </table:table-cell>
              <table:table-cell office:value-type="float" office:value="-9.78">
                <text:p>-9.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5">
                <text:p>1835</text:p>
              </table:table-cell>
              <table:table-cell office:value-type="float" office:value="-10.12">
                <text:p>-10.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0">
                <text:p>1840</text:p>
              </table:table-cell>
              <table:table-cell office:value-type="float" office:value="-9.79">
                <text:p>-9.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45">
                <text:p>1845</text:p>
              </table:table-cell>
              <table:table-cell office:value-type="float" office:value="-9.79">
                <text:p>-9.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50">
                <text:p>1850</text:p>
              </table:table-cell>
              <table:table-cell office:value-type="float" office:value="-9.79">
                <text:p>-9.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55">
                <text:p>1855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60">
                <text:p>1860</text:p>
              </table:table-cell>
              <table:table-cell office:value-type="float" office:value="-9.79">
                <text:p>-9.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65">
                <text:p>1865</text:p>
              </table:table-cell>
              <table:table-cell office:value-type="float" office:value="-9.79">
                <text:p>-9.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70">
                <text:p>1870</text:p>
              </table:table-cell>
              <table:table-cell office:value-type="float" office:value="-9.78">
                <text:p>-9.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75">
                <text:p>1875</text:p>
              </table:table-cell>
              <table:table-cell office:value-type="float" office:value="-9.46">
                <text:p>-9.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80">
                <text:p>1880</text:p>
              </table:table-cell>
              <table:table-cell office:value-type="float" office:value="-10.12">
                <text:p>-10.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85">
                <text:p>1885</text:p>
              </table:table-cell>
              <table:table-cell office:value-type="float" office:value="-9.79">
                <text:p>-9.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90">
                <text:p>1890</text:p>
              </table:table-cell>
              <table:table-cell office:value-type="float" office:value="-9.46">
                <text:p>-9.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95">
                <text:p>1895</text:p>
              </table:table-cell>
              <table:table-cell office:value-type="float" office:value="-10.12">
                <text:p>-10.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00">
                <text:p>1900</text:p>
              </table:table-cell>
              <table:table-cell office:value-type="float" office:value="-9.79">
                <text:p>-9.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05">
                <text:p>1905</text:p>
              </table:table-cell>
              <table:table-cell office:value-type="float" office:value="-9.46">
                <text:p>-9.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10">
                <text:p>1910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15">
                <text:p>1915</text:p>
              </table:table-cell>
              <table:table-cell office:value-type="float" office:value="-9.78">
                <text:p>-9.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20">
                <text:p>1920</text:p>
              </table:table-cell>
              <table:table-cell office:value-type="float" office:value="-10.11">
                <text:p>-10.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25">
                <text:p>1925</text:p>
              </table:table-cell>
              <table:table-cell office:value-type="float" office:value="-9.79">
                <text:p>-9.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30">
                <text:p>1930</text:p>
              </table:table-cell>
              <table:table-cell office:value-type="float" office:value="-9.46">
                <text:p>-9.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35">
                <text:p>1935</text:p>
              </table:table-cell>
              <table:table-cell office:value-type="float" office:value="-10.12">
                <text:p>-10.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40">
                <text:p>1940</text:p>
              </table:table-cell>
              <table:table-cell office:value-type="float" office:value="-9.46">
                <text:p>-9.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45">
                <text:p>1945</text:p>
              </table:table-cell>
              <table:table-cell office:value-type="float" office:value="-10.12">
                <text:p>-10.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50">
                <text:p>1950</text:p>
              </table:table-cell>
              <table:table-cell office:value-type="float" office:value="-9.78">
                <text:p>-9.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55">
                <text:p>1955</text:p>
              </table:table-cell>
              <table:table-cell office:value-type="float" office:value="-9.46">
                <text:p>-9.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60">
                <text:p>1960</text:p>
              </table:table-cell>
              <table:table-cell office:value-type="float" office:value="-9.78">
                <text:p>-9.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5">
                <text:p>1965</text:p>
              </table:table-cell>
              <table:table-cell office:value-type="float" office:value="-9.79">
                <text:p>-9.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0">
                <text:p>1970</text:p>
              </table:table-cell>
              <table:table-cell office:value-type="float" office:value="-10.12">
                <text:p>-10.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5">
                <text:p>1975</text:p>
              </table:table-cell>
              <table:table-cell office:value-type="float" office:value="-9.78">
                <text:p>-9.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-9.79">
                <text:p>-9.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5">
                <text:p>1985</text:p>
              </table:table-cell>
              <table:table-cell office:value-type="float" office:value="-9.78">
                <text:p>-9.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">
                <text:p>1990</text:p>
              </table:table-cell>
              <table:table-cell office:value-type="float" office:value="-9.47">
                <text:p>-9.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95">
                <text:p>1995</text:p>
              </table:table-cell>
              <table:table-cell office:value-type="float" office:value="-10.11">
                <text:p>-10.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0">
                <text:p>2000</text:p>
              </table:table-cell>
              <table:table-cell office:value-type="float" office:value="-9.78">
                <text:p>-9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